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66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66" draw:marker-end="Arrow" draw:marker-end-width="0.508cm" draw:textarea-horizontal-align="center" draw:textarea-vertical-align="middle"/>
    </style:style>
    <style:style style:name="pr1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4.683cm" fo:min-width="0cm" fo:padding-top="0.13cm" fo:padding-bottom="0.13cm" fo:padding-left="0.25cm" fo:padding-right="0.25cm" fo:wrap-option="wrap" draw:shadow="hidden" draw:shadow-color="#000080"/>
    </style:style>
    <style:style style:name="pr2" style:family="presentation" style:parent-style-name="Default-notes">
      <style:graphic-properties draw:fill-color="#ffffff" draw:auto-grow-height="true" fo:min-height="11.43cm"/>
    </style:style>
    <style:style style:name="pr3" style:family="presentation" style:parent-style-name="Default-title">
      <style:graphic-properties draw:fill-color="#ffffff" draw:auto-grow-height="true" fo:min-height="3.213cm"/>
    </style:style>
    <style:style style:name="pr4" style:family="presentation" style:parent-style-name="Default-title">
      <style:graphic-properties draw:auto-grow-height="true" fo:min-height="3.213cm"/>
    </style:style>
    <style:style style:name="pr5" style:family="presentation" style:parent-style-name="Default-outline1">
      <style:graphic-properties fo:min-height="12.323cm"/>
    </style:style>
    <style:style style:name="pr6" style:family="presentation" style:parent-style-name="Default-notes">
      <style:graphic-properties draw:fill-color="#ffffff" fo:min-height="11.179cm"/>
    </style:style>
    <style:style style:name="pr7" style:family="presentation" style:parent-style-name="Default-title">
      <style:graphic-properties fo:min-height="2.962cm"/>
    </style:style>
    <style:style style:name="pr8" style:family="presentation" style:parent-style-name="Default-outline1">
      <style:graphic-properties fo:min-height="8.04cm"/>
    </style:style>
    <style:style style:name="pr9" style:family="presentation" style:parent-style-name="Default-outline1" style:list-style-name="L3">
      <style:graphic-properties fo:min-height="12.323cm"/>
    </style:style>
    <style:style style:name="pr10" style:family="presentation" style:parent-style-name="Default-outline1" style:list-style-name="L4">
      <style:graphic-properties fo:min-height="12.323cm"/>
    </style:style>
    <style:style style:name="pr11" style:family="presentation" style:parent-style-name="Default-outline1" style:list-style-name="L4">
      <style:graphic-properties fo:min-height="12.323cm"/>
    </style:style>
    <style:style style:name="pr12" style:family="presentation" style:parent-style-name="Default-title">
      <style:graphic-properties fo:min-height="3.212cm"/>
    </style:style>
    <style:style style:name="pr13" style:family="presentation" style:parent-style-name="Default-outline1">
      <style:graphic-properties fo:min-height="11.049cm"/>
    </style:style>
    <style:style style:name="pr14" style:family="presentation" style:parent-style-name="Default-notes">
      <style:graphic-properties draw:fill-color="#ffffff" fo:min-height="11.429cm"/>
    </style:style>
    <style:style style:name="pr15" style:family="presentation" style:parent-style-name="Default-outline1">
      <style:graphic-properties fo:min-height="14.77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size="12pt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font-size="54pt" style:font-size-asian="32pt" style:font-size-complex="32pt"/>
    </style:style>
    <style:style style:name="T3" style:family="text">
      <style:text-properties fo:color="#23ff23" fo:font-size="54pt" style:font-size-asian="32pt" style:font-size-complex="32pt"/>
    </style:style>
    <style:style style:name="T4" style:family="text">
      <style:text-properties style:text-position="sub 58%" fo:font-size="32pt" style:font-size-asian="32pt" style:font-size-complex="32pt"/>
    </style:style>
    <style:style style:name="T5" style:family="text">
      <style:text-properties style:text-position="sub 58%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952cm"/>
        <style:text-properties fo:color="#ffffcc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ffffcc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ffffcc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ffffcc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ffffcc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ffffcc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ffffcc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ffffcc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">
        <style:list-level-properties text:min-label-width="0.952cm"/>
        <style:text-properties fo:font-family="StarSymbol" style:font-charset="x-symbol" fo:color="#ffffcc" fo:font-size="45%"/>
      </text:list-level-style-bullet>
      <text:list-level-style-bullet text:level="2" text:bullet-char="">
        <style:list-level-properties text:space-before="1.27cm" text:min-label-width="0.793cm"/>
        <style:text-properties fo:font-family="StarSymbol" style:font-charset="x-symbol" fo:color="#ffffcc" fo:font-size="45%"/>
      </text:list-level-style-bullet>
      <text:list-level-style-bullet text:level="3" text:bullet-char="">
        <style:list-level-properties text:space-before="2.54cm" text:min-label-width="0.635cm"/>
        <style:text-properties fo:font-family="StarSymbol" style:font-charset="x-symbol" fo:color="#ffffcc" fo:font-size="45%"/>
      </text:list-level-style-bullet>
      <text:list-level-style-bullet text:level="4" text:bullet-char="">
        <style:list-level-properties text:space-before="3.81cm" text:min-label-width="0.635cm"/>
        <style:text-properties fo:font-family="StarSymbol" style:font-charset="x-symbol" fo:color="#ffffcc" fo:font-size="45%"/>
      </text:list-level-style-bullet>
      <text:list-level-style-bullet text:level="5" text:bullet-char="">
        <style:list-level-properties text:space-before="5.08cm" text:min-label-width="0.635cm"/>
        <style:text-properties fo:font-family="StarSymbol" style:font-charset="x-symbol" fo:color="#ffffcc" fo:font-size="45%"/>
      </text:list-level-style-bullet>
      <text:list-level-style-bullet text:level="6" text:bullet-char="">
        <style:list-level-properties text:space-before="5.08cm" text:min-label-width="0.635cm"/>
        <style:text-properties fo:font-family="StarSymbol" style:font-charset="x-symbol" fo:color="#ffffcc" fo:font-size="45%"/>
      </text:list-level-style-bullet>
      <text:list-level-style-bullet text:level="7" text:bullet-char="">
        <style:list-level-properties text:space-before="5.08cm" text:min-label-width="0.635cm"/>
        <style:text-properties fo:font-family="StarSymbol" style:font-charset="x-symbol" fo:color="#ffffcc" fo:font-size="45%"/>
      </text:list-level-style-bullet>
      <text:list-level-style-bullet text:level="8" text:bullet-char="">
        <style:list-level-properties text:space-before="5.08cm" text:min-label-width="0.635cm"/>
        <style:text-properties fo:font-family="StarSymbol" style:font-charset="x-symbol" fo:color="#ffffcc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Binary Search Tree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6cm" svg:height="4.943cm" svg:x="1.27cm" svg:y="0.704cm" presentation:class="title" presentation:user-transformed="true">
          <draw:text-box>
            <text:p text:style-name="P1"><text:span text:style-name="T1">CSC 172 </text:span><text:span text:style-name="T1"><text:line-break/></text:span><text:span text:style-name="T1">DATA STRUCTURE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2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4.681cm" svg:height="3.439cm" svg:x="0.374cm" svg:y="2.355cm" presentation:class="title" presentation:user-transformed="true">
          <draw:text-box>
            <text:p text:style-name="P1">SKIP LISTS<text:line-break/>Read Weiss 10.4.2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pr4" draw:layer="layout" svg:width="24.681cm" svg:height="3.213cm" svg:x="0.374cm" svg:y="2.468cm" presentation:class="title">
          <draw:text-box>
            <text:p>SKIP LISTS</text:p>
          </draw:text-box>
        </draw:frame>
        <draw:frame presentation:style-name="pr5" draw:layer="layout" svg:width="24.712cm" svg:height="12.323cm" svg:x="0.375cm" svg:y="5.877cm" presentation:class="outline">
          <draw:text-box>
            <text:list text:style-name="L2">
              <text:list-item>
                <text:p>Dictionary Data <text:s/>Structure</text:p>
              </text:list-item>
              <text:list-item>
                <text:p>Efficient 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4" draw:layer="layout" svg:width="24.681cm" svg:height="3.213cm" svg:x="0.374cm" svg:y="2.468cm" presentation:class="title">
          <draw:text-box>
            <text:p>SKIP LISTS</text:p>
          </draw:text-box>
        </draw:frame>
        <draw:frame presentation:style-name="pr5" draw:layer="layout" svg:width="24.712cm" svg:height="12.323cm" svg:x="0.375cm" svg:y="5.877cm" presentation:class="outline">
          <draw:text-box>
            <text:list text:style-name="L2">
              <text:list-item>
                <text:p>Dictionary Data <text:s/>Structure (insert delete lookup)</text:p>
              </text:list-item>
              <text:list-item>
                <text:p>Efficient <text:s/>O(lg n)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4" draw:layer="layout" svg:width="24.681cm" svg:height="3.213cm" svg:x="0.374cm" svg:y="2.468cm" presentation:class="title">
          <draw:text-box>
            <text:p>SKIP LISTS</text:p>
          </draw:text-box>
        </draw:frame>
        <draw:frame presentation:style-name="pr5" draw:layer="layout" svg:width="24.712cm" svg:height="12.323cm" svg:x="0.375cm" svg:y="5.877cm" presentation:class="outline">
          <draw:text-box>
            <text:list text:style-name="L2">
              <text:list-item>
                <text:p>Dictionary Data <text:s/>Structure (insert delete lookup)</text:p>
              </text:list-item>
              <text:list-item>
                <text:p>Efficient <text:s/>O(lg n)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4" draw:layer="layout" svg:width="24.681cm" svg:height="3.213cm" svg:x="0.374cm" svg:y="2.468cm" presentation:class="title">
          <draw:text-box>
            <text:p>SKIP LISTS</text:p>
          </draw:text-box>
        </draw:frame>
        <draw:frame presentation:style-name="pr5" draw:layer="layout" svg:width="24.712cm" svg:height="12.323cm" svg:x="0.375cm" svg:y="5.877cm" presentation:class="outline">
          <draw:text-box>
            <text:list text:style-name="L2">
              <text:list-item>
                <text:p>Dictionary Data <text:s/>Structure</text:p>
              </text:list-item>
              <text:list-item>
                <text:p>Efficient (with high probability)</text:p>
              </text:list-item>
              <text:list-item>
                <text:p>Randomized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4" draw:layer="layout" svg:width="24.681cm" svg:height="3.213cm" svg:x="0.374cm" svg:y="2.468cm" presentation:class="title">
          <draw:text-box>
            <text:p>SKIP LISTS</text:p>
          </draw:text-box>
        </draw:frame>
        <draw:frame presentation:style-name="pr5" draw:layer="layout" svg:width="24.712cm" svg:height="12.323cm" svg:x="0.375cm" svg:y="5.877cm" presentation:class="outline">
          <draw:text-box>
            <text:list text:style-name="L2">
              <text:list-item>
                <text:p>Dictionary Data <text:s/>Structure</text:p>
              </text:list-item>
              <text:list-item>
                <text:p>Efficient (with high probability)</text:p>
              </text:list-item>
              <text:list-item>
                <text:p>Randomized</text:p>
              </text:list-item>
              <text:list-item>
                <text:p>Easy to implemen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7" draw:layer="layout" svg:width="24.681cm" svg:height="2.962cm" svg:x="0.374cm" svg:y="2.593cm" presentation:class="title">
          <draw:text-box>
            <text:p>LISTS</text:p>
          </draw:text-box>
        </draw:frame>
        <draw:frame presentation:style-name="pr8" draw:layer="layout" svg:width="24.712cm" svg:height="8.04cm" svg:x="0.375cm" svg:y="10.16cm" presentation:class="outline" presentation:user-transformed="true">
          <draw:text-box>
            <text:list text:style-name="L2">
              <text:list-item>
                <text:p>How much time does it take to search a sorted linked list?</text:p>
              </text:list-item>
              <text:list-item>
                <text:p>How can this be improved?</text:p>
              </text:list-item>
            </text:list>
          </draw:text-box>
        </draw:frame>
        <draw:custom-shape draw:style-name="gr2" draw:text-style-name="P4" draw:layer="layout" svg:width="2.54cm" svg:height="2.54cm" svg:x="1.27cm" svg:y="5.715cm">
          <text:p/>
          <draw:enhanced-geometry svg:viewBox="0 0 21600 21600" draw:type="rectangle" draw:enhanced-path="M 0 0 L 21600 0 21600 21600 0 21600 0 0 Z N"/>
        </draw:custom-shape>
        <draw:line draw:style-name="gr3" draw:layer="layout" svg:x1="3.81cm" svg:y1="6.985cm" svg:x2="6.985cm" svg:y2="6.985cm">
          <text:p/>
        </draw:line>
        <draw:custom-shape draw:style-name="gr2" draw:text-style-name="P4" draw:layer="layout" svg:width="2.54cm" svg:height="2.54cm" svg:x="6.985cm" svg:y="5.715cm">
          <text:p/>
          <draw:enhanced-geometry svg:viewBox="0 0 21600 21600" draw:type="rectangle" draw:enhanced-path="M 0 0 L 21600 0 21600 21600 0 21600 0 0 Z N"/>
        </draw:custom-shape>
        <draw:line draw:style-name="gr3" draw:layer="layout" svg:x1="9.525cm" svg:y1="6.985cm" svg:x2="12.7cm" svg:y2="6.985cm">
          <text:p/>
        </draw:line>
        <draw:custom-shape draw:style-name="gr2" draw:text-style-name="P4" draw:layer="layout" svg:width="2.54cm" svg:height="2.54cm" svg:x="12.7cm" svg:y="5.715cm">
          <text:p/>
          <draw:enhanced-geometry svg:viewBox="0 0 21600 21600" draw:type="rectangle" draw:enhanced-path="M 0 0 L 21600 0 21600 21600 0 21600 0 0 Z N"/>
        </draw:custom-shape>
        <draw:line draw:style-name="gr3" draw:layer="layout" svg:x1="15.24cm" svg:y1="6.985cm" svg:x2="18.415cm" svg:y2="6.985cm">
          <text:p/>
        </draw:line>
        <draw:custom-shape draw:style-name="gr2" draw:text-style-name="P4" draw:layer="layout" svg:width="2.54cm" svg:height="2.54cm" svg:x="18.415cm" svg:y="5.715cm">
          <text:p/>
          <draw:enhanced-geometry svg:viewBox="0 0 21600 21600" draw:type="rectangle" draw:enhanced-path="M 0 0 L 21600 0 21600 21600 0 21600 0 0 Z N"/>
        </draw:custom-shape>
        <draw:line draw:style-name="gr3" draw:layer="layout" svg:x1="20.955cm" svg:y1="6.985cm" svg:x2="24.13cm" svg:y2="6.985cm">
          <text:p/>
        </draw:lin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4" draw:layer="layout" svg:width="24.681cm" svg:height="3.213cm" svg:x="0.374cm" svg:y="2.468cm" presentation:class="title">
          <draw:text-box>
            <text:p>EXAMPLE</text:p>
          </draw:text-box>
        </draw:frame>
        <draw:frame presentation:style-name="pr5" draw:layer="layout" svg:width="24.712cm" svg:height="12.323cm" svg:x="0.375cm" svg:y="5.877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4" draw:layer="layout" svg:width="24.681cm" svg:height="3.213cm" svg:x="0.374cm" svg:y="2.468cm" presentation:class="title">
          <draw:text-box>
            <text:p>EXAMPLE</text:p>
          </draw:text-box>
        </draw:frame>
        <draw:frame presentation:style-name="pr5" draw:layer="layout" svg:width="24.712cm" svg:height="12.323cm" svg:x="0.375cm" svg:y="5.877cm" presentation:class="outline">
          <draw:text-box>
            <text:list text:style-name="L2">
              <text:list-item>
                <text:p>What is this sequence?</text:p>
                <text:p><text:s/></text:p>
                <text:p><text:span text:style-name="T2">14,23,28,34,42,50,59,66,72,</text:span></text:p>
                <text:p><text:span text:style-name="T2">79,86,96,103,110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4" draw:layer="layout" svg:width="24.681cm" svg:height="3.213cm" svg:x="0.374cm" svg:y="2.468cm" presentation:class="title">
          <draw:text-box>
            <text:p>EXAMPLE</text:p>
          </draw:text-box>
        </draw:frame>
        <draw:frame presentation:style-name="pr5" draw:layer="layout" svg:width="24.712cm" svg:height="12.323cm" svg:x="0.375cm" svg:y="5.877cm" presentation:class="outline">
          <draw:text-box>
            <text:list text:style-name="L2">
              <text:list-item>
                <text:p>What is this sequence?</text:p>
                <text:p><text:s/></text:p>
                <text:p><text:span text:style-name="T3">14</text:span><text:span text:style-name="T2">,23,</text:span><text:span text:style-name="T3">34,42</text:span><text:span text:style-name="T2">,50,59,66,</text:span><text:span text:style-name="T3">72</text:span><text:span text:style-name="T2">,</text:span></text:p>
                <text:p><text:span text:style-name="T2">79,86,</text:span><text:span text:style-name="T3">96</text:span><text:span text:style-name="T2">,103,110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4" draw:layer="layout" svg:width="24.681cm" svg:height="3.213cm" svg:x="0.374cm" svg:y="2.468cm" presentation:class="title">
          <draw:text-box>
            <text:p>EXAMPLE</text:p>
          </draw:text-box>
        </draw:frame>
        <draw:frame presentation:style-name="pr5" draw:layer="layout" svg:width="24.712cm" svg:height="12.323cm" svg:x="0.375cm" svg:y="5.877cm" presentation:class="outline">
          <draw:text-box>
            <text:list text:style-name="L2">
              <text:list-item>
                <text:p>What is this sequence?</text:p>
                <text:p><text:s/></text:p>
                <text:p><text:span text:style-name="T3">14</text:span><text:span text:style-name="T2">,23,</text:span><text:span text:style-name="T3">34,42</text:span><text:span text:style-name="T2">,50,59,66,</text:span><text:span text:style-name="T3">72</text:span><text:span text:style-name="T2">,</text:span></text:p>
                <text:p><text:span text:style-name="T2">79,86,</text:span><text:span text:style-name="T3">96</text:span><text:span text:style-name="T2">,103,110,116,125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7" draw:layer="layout" svg:width="24.681cm" svg:height="2.962cm" svg:x="0.374cm" svg:y="2.593cm" presentation:class="title">
          <draw:text-box>
            <text:p>SKIP LISTS</text:p>
          </draw:text-box>
        </draw:frame>
        <draw:frame presentation:style-name="pr5" draw:layer="layout" svg:width="24.712cm" svg:height="12.323cm" svg:x="0.375cm" svg:y="5.877cm" presentation:class="outline" presentation:user-transformed="true">
          <draw:text-box>
            <text:list text:style-name="L2">
              <text:list-item>
                <text:p>Use two lists </text:p>
              </text:list-item>
              <text:list-item>
                <text:p>L<text:span text:style-name="T4">2</text:span> stores all element</text:p>
              </text:list-item>
              <text:list-item>
                <text:p>L<text:span text:style-name="T5">1</text:span> stores some elements</text:p>
              </text:list-item>
              <text:list-item>
                <text:p>Links between shared element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7" draw:layer="layout" svg:width="24.681cm" svg:height="2.962cm" svg:x="0.374cm" svg:y="2.593cm" presentation:class="title">
          <draw:text-box>
            <text:p>Lookup on a skip list</text:p>
          </draw:text-box>
        </draw:frame>
        <draw:frame presentation:style-name="pr5" draw:layer="layout" svg:width="24.712cm" svg:height="12.323cm" svg:x="0.375cm" svg:y="5.87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7" draw:layer="layout" svg:width="24.681cm" svg:height="2.962cm" svg:x="0.374cm" svg:y="2.593cm" presentation:class="title">
          <draw:text-box>
            <text:p>Lookup on a skip list</text:p>
          </draw:text-box>
        </draw:frame>
        <draw:frame presentation:style-name="pr9" draw:layer="layout" svg:width="24.712cm" svg:height="12.323cm" svg:x="0.375cm" svg:y="5.877cm" presentation:class="outline" presentation:user-transformed="true">
          <draw:text-box>
            <text:list text:style-name="L3">
              <text:list-item>
                <text:p>Take L1 until you go too far</text:p>
              </text:list-item>
              <text:list-item>
                <text:p>Back up one</text:p>
              </text:list-item>
              <text:list-item>
                <text:p>Transfer to L2</text:p>
              </text:list-item>
              <text:list-item>
                <text:p>Take L2 until you find element </text:p>
                <text:list>
                  <text:list-header>
                    <text:p>(or go too far – not found – or insert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7" draw:layer="layout" svg:width="24.681cm" svg:height="2.962cm" svg:x="0.374cm" svg:y="2.593cm" presentation:class="title">
          <draw:text-box>
            <text:p>Lookup on a skip list</text:p>
          </draw:text-box>
        </draw:frame>
        <draw:frame presentation:style-name="pr10" draw:layer="layout" svg:width="24.712cm" svg:height="12.323cm" svg:x="0.375cm" svg:y="5.877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How should we distribute the L1 list?</text:p>
              </text:list-item>
              <text:list-item>
                <text:p>What is the time cost of a search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7" draw:layer="layout" svg:width="24.681cm" svg:height="2.962cm" svg:x="0.374cm" svg:y="2.593cm" presentation:class="title">
          <draw:text-box>
            <text:p>Lookup on a skip list</text:p>
          </draw:text-box>
        </draw:frame>
        <draw:frame presentation:style-name="pr11" draw:layer="layout" svg:width="24.712cm" svg:height="12.323cm" svg:x="0.375cm" svg:y="5.877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How should we distribute the L1 list?</text:p>
              </text:list-item>
              <text:list-item>
                <text:p>What is the time cost of a search?</text:p>
                <text:p/>
                <text:p text:style-name="P5">Minimize : L1.length + (L2.length/L1.length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7" draw:layer="layout" svg:width="24.681cm" svg:height="2.962cm" svg:x="0.374cm" svg:y="2.593cm" presentation:class="title">
          <draw:text-box>
            <text:p>NEXT STEP</text:p>
          </draw:text-box>
        </draw:frame>
        <draw:frame presentation:style-name="pr5" draw:layer="layout" svg:width="24.712cm" svg:height="12.323cm" svg:x="0.375cm" svg:y="5.877cm" presentation:class="outline">
          <draw:text-box>
            <text:list text:style-name="L2">
              <text:list-item>
                <text:p>2 linked lists 2(n^(1/2))</text:p>
              </text:list-item>
              <text:list-item>
                <text:p>Can we improve this further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6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presentation:style-name="pr12" draw:layer="layout" svg:width="24.681cm" svg:height="3.212cm" svg:x="0.374cm" svg:y="2.468cm" presentation:class="title" presentation:placeholder="true" presentation:user-transformed="true">
          <draw:text-box/>
        </draw:frame>
        <draw:frame presentation:style-name="pr13" draw:layer="layout" svg:width="24.712cm" svg:height="11.049cm" svg:x="0.375cm" svg:y="5.877cm" presentation:class="outline">
          <draw:text-box>
            <text:list text:style-name="L2">
              <text:list-item>
                <text:p><text:s/>n items, k levels, x steps </text:p>
              </text:list-item>
              <text:list-item>
                <text:p>Minimize : f(x) = k * x + n / x^k</text:p>
              </text:list-item>
              <text:list-item>
                <text:p>df/dx <text:s/>= k - (k*n)/x^(k + 1)</text:p>
              </text:list-item>
              <text:list-item>
                <text:p><text:s/>k = (k*n)/x^(k+1)</text:p>
              </text:list-item>
              <text:list-item>
                <text:p>n = x^(k+1)</text:p>
              </text:list-item>
              <text:list-item>
                <text:p>x = n^(1/k+1)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1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7" draw:layer="layout" svg:width="24.681cm" svg:height="2.962cm" svg:x="0.084cm" svg:y="1.27cm" presentation:class="title" presentation:user-transformed="true">
          <draw:text-box>
            <text:p>NEXT STEP</text:p>
          </draw:text-box>
        </draw:frame>
        <draw:frame presentation:style-name="pr15" draw:layer="layout" svg:width="24.712cm" svg:height="14.778cm" svg:x="0.375cm" svg:y="4.445cm" presentation:class="outline" presentation:user-transformed="true">
          <draw:text-box>
            <text:list text:style-name="L2">
              <text:list-item>
                <text:p>2 linked lists 2(n^(1/2))</text:p>
              </text:list-item>
              <text:list-item>
                <text:p>Can we improve this further?</text:p>
              </text:list-item>
              <text:list-item>
                <text:p>3 linked lists 3(n^(1/3))</text:p>
              </text:list-item>
              <text:list-item>
                <text:p>k linked lists k(n^(1/k))</text:p>
              </text:list-item>
              <text:list-item>
                <text:p>N linked lists ????</text:p>
              </text:list-item>
              <text:list-item>
                <text:p>lg<text:span text:style-name="T6"> n</text:span> linked lists lg <text:span text:style-name="T6">n</text:span> (n^(1/lg <text:span text:style-name="T6">n</text:span>))</text:p>
              </text:list-item>
              <text:list-item>
                <text:p><text:s/>y = (lg(n)-1) <text:s/>x + n/x^(lg(n)-1) </text:p>
                <text:list>
                  <text:list-item>
                    <text:p><text:s/>LMC_RS binary tre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7" draw:layer="layout" svg:width="24.681cm" svg:height="2.962cm" svg:x="0.374cm" svg:y="2.593cm" presentation:class="title">
          <draw:text-box>
            <text:p>BALLANCED SKIP LISTS</text:p>
          </draw:text-box>
        </draw:frame>
        <draw:frame presentation:style-name="pr5" draw:layer="layout" svg:width="24.712cm" svg:height="12.323cm" svg:x="0.375cm" svg:y="5.877cm" presentation:class="outline">
          <draw:text-box>
            <text:list text:style-name="L2">
              <text:list-item>
                <text:p>Ideal as long as structure is maintained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pr7" draw:layer="layout" svg:width="24.681cm" svg:height="2.962cm" svg:x="0.374cm" svg:y="2.593cm" presentation:class="title">
          <draw:text-box>
            <text:p>BALLANCED SKIP LISTS</text:p>
          </draw:text-box>
        </draw:frame>
        <draw:frame presentation:style-name="pr5" draw:layer="layout" svg:width="24.712cm" svg:height="12.323cm" svg:x="0.375cm" svg:y="5.877cm" presentation:class="outline">
          <draw:text-box>
            <text:list text:style-name="L2">
              <text:list-item>
                <text:p>Ideal as long as structure is maintained</text:p>
              </text:list-item>
              <text:list-item>
                <text:p>Insertions and deletions mess up structur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7" draw:layer="layout" svg:width="24.681cm" svg:height="2.962cm" svg:x="0.374cm" svg:y="2.593cm" presentation:class="title">
          <draw:text-box>
            <text:p>INSERTION ON SKIP LISTS</text:p>
          </draw:text-box>
        </draw:frame>
        <draw:frame presentation:style-name="pr5" draw:layer="layout" svg:width="24.712cm" svg:height="12.323cm" svg:x="0.375cm" svg:y="5.877cm" presentation:class="outline">
          <draw:text-box>
            <text:list text:style-name="L2">
              <text:list-item>
                <text:p>Search to find location</text:p>
              </text:list-item>
              <text:list-item>
                <text:p>Must insert on bottom list </text:p>
              </text:list-item>
              <text:list-item>
                <text:p>Which other lists?</text:p>
              </text:list-item>
              <text:list-item>
                <text:p>FLIP A COIN</text:p>
                <text:list>
                  <text:list-item>
                    <text:p>If heads add to level above and flip again.</text:p>
                  </text:list-item>
                  <text:list-item>
                    <text:p>If tails do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7" draw:layer="layout" svg:width="24.681cm" svg:height="2.962cm" svg:x="0.374cm" svg:y="2.593cm" presentation:class="title">
          <draw:text-box>
            <text:p>INSERTION ON SKIP LISTS</text:p>
          </draw:text-box>
        </draw:frame>
        <draw:frame presentation:style-name="pr5" draw:layer="layout" svg:width="24.712cm" svg:height="12.323cm" svg:x="0.375cm" svg:y="5.877cm" presentation:class="outline">
          <draw:text-box>
            <text:list text:style-name="L2">
              <text:list-item>
                <text:p>FLIP A COIN</text:p>
                <text:list>
                  <text:list-item>
                    <text:p>If heads add to level above and flip again.</text:p>
                  </text:list-item>
                  <text:list-item>
                    <text:p>If tails done.</text:p>
                  </text:list-item>
                </text:list>
                <text:p/>
                <text:p>½ of the elements go up one level</text:p>
                <text:p>¼ of the elements go up 2 levels</text:p>
                <text:p>1/8 of the elements go up 3 level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draw:frame presentation:style-name="pr7" draw:layer="layout" svg:width="24.681cm" svg:height="2.962cm" svg:x="0.374cm" svg:y="2.593cm" presentation:class="title">
          <draw:text-box>
            <text:p>INSERTION ON SKIP LISTS</text:p>
          </draw:text-box>
        </draw:frame>
        <draw:frame presentation:style-name="pr5" draw:layer="layout" svg:width="24.712cm" svg:height="12.323cm" svg:x="0.375cm" svg:y="5.877cm" presentation:class="outline">
          <draw:text-box>
            <text:list text:style-name="L2">
              <text:list-item>
                <text:p>EXAMPL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7" draw:layer="layout" svg:width="24.681cm" svg:height="2.962cm" svg:x="0.374cm" svg:y="2.593cm" presentation:class="title">
          <draw:text-box>
            <text:p>ANALYSIS</text:p>
          </draw:text-box>
        </draw:frame>
        <draw:frame presentation:style-name="pr5" draw:layer="layout" svg:width="24.712cm" svg:height="12.323cm" svg:x="0.375cm" svg:y="5.877cm" presentation:class="outline">
          <draw:text-box>
            <text:list text:style-name="L2">
              <text:list-item>
                <text:p>Intuitively: </text:p>
                <text:list>
                  <text:list-item>
                    <text:p>Height of the structure is O(lg <text:span text:style-name="T6">n</text:span>)</text:p>
                  </text:list-item>
                  <text:list-item>
                    <text:p>How many coin flips do we need to get lg <text:span text:style-name="T6">n</text:span> head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6b2300" draw:end-color="#000066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000066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gradient-name="Gradient_20_7" draw:fill-image-width="0cm" draw:fill-image-height="0cm"/>
    </style:style>
    <style:style style:name="Mdp2" style:family="drawing-page">
      <style:drawing-page-properties draw:background-size="border" draw:fill="gradient" draw:fill-color="#000066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cc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</style:handout-master>
    <style:master-page style:name="Default" style:page-layout-name="PM1" draw:style-name="Mdp1">
      <draw:frame presentation:style-name="Default-title" draw:layer="backgroundobjects" svg:width="24.681cm" svg:height="3.212cm" svg:x="0.374cm" svg:y="2.468cm" presentation:class="title" presentation:placeholder="true">
        <draw:text-box/>
      </draw:frame>
      <draw:frame presentation:style-name="Default-outline1" draw:layer="backgroundobjects" svg:width="24.712cm" svg:height="11.049cm" svg:x="0.375cm" svg:y="5.877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2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dc:title>Largest Contiguous Sum</dc:title>
    <meta:initial-creator>Thaddeus F. Pawlicki</meta:initial-creator>
    <meta:creation-date>2002-01-21T15:15:42</meta:creation-date>
    <dc:date>2014-04-21T16:59:05.386915424</dc:date>
    <meta:editing-cycles>157</meta:editing-cycles>
    <meta:editing-duration>PT22H33M46S</meta:editing-duration>
    <dc:creator>Ted Pawlicki</dc:creator>
    <meta:document-statistic meta:object-count="136"/>
    <meta:user-defined meta:name="Info 1"/>
    <meta:user-defined meta:name="Info 2"/>
    <meta:user-defined meta:name="Info 3"/>
    <meta:user-defined meta:name="Info 4"/>
  </office:meta>
</office:document-meta>
</file>